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Registry.getHandlerMapp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HandlerRegistry.hasMappingForPattern( String path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HandlerRegistry.addResourceHandler( String ... 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andlerRegistry.ResourceHandlerRegistry( ApplicationContext applicationContex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ourceHandlerRegistry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y.ResourceHandlerRegistry( ApplicationContext applicationContext , ServletContext servletContext , @ Nullable ContentNegotiationManager contentNegoti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andlerRegistry.ResourceHandlerRegistry( ApplicationContext applicationContext , ServletContext servletContext , @ Nullable ContentNegotiationManager contentNegotiationManager , @ Nullable UrlPathHelper 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andlerRegistry.getRequestHandler( ResourceHandlerRegistration regist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